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tyle="italic" officeooo:rsid="00119402" officeooo:paragraph-rsid="001cb7a1" style:font-style-asian="italic" style:font-style-complex="italic"/>
    </style:style>
    <style:style style:name="P2" style:family="paragraph" style:parent-style-name="Standard">
      <style:text-properties officeooo:rsid="003a0fa6" officeooo:paragraph-rsid="001cb7a1"/>
    </style:style>
    <style:style style:name="P3" style:family="paragraph" style:parent-style-name="Standard">
      <style:text-properties officeooo:rsid="003a4887" officeooo:paragraph-rsid="001cb7a1"/>
    </style:style>
    <style:style style:name="P4" style:family="paragraph" style:parent-style-name="Standard">
      <style:text-properties officeooo:rsid="003a4bd5" officeooo:paragraph-rsid="001cb7a1"/>
    </style:style>
    <style:style style:name="P5" style:family="paragraph" style:parent-style-name="Standard">
      <style:text-properties officeooo:rsid="003bcf64" officeooo:paragraph-rsid="001cb7a1"/>
    </style:style>
    <style:style style:name="P6" style:family="paragraph" style:parent-style-name="Standard">
      <style:text-properties officeooo:rsid="003c36d5" officeooo:paragraph-rsid="001cb7a1"/>
    </style:style>
    <style:style style:name="P7" style:family="paragraph" style:parent-style-name="Standard">
      <style:text-properties officeooo:rsid="000af96d" officeooo:paragraph-rsid="001cb7a1"/>
    </style:style>
    <style:style style:name="P8" style:family="paragraph" style:parent-style-name="Standard">
      <style:text-properties officeooo:rsid="000c5cab" officeooo:paragraph-rsid="001cb7a1"/>
    </style:style>
    <style:style style:name="P9" style:family="paragraph" style:parent-style-name="Standard">
      <style:text-properties officeooo:rsid="000d6bcb" officeooo:paragraph-rsid="001cb7a1"/>
    </style:style>
    <style:style style:name="P10" style:family="paragraph" style:parent-style-name="Standard">
      <style:text-properties officeooo:rsid="000dad94" officeooo:paragraph-rsid="001cb7a1"/>
    </style:style>
    <style:style style:name="P11" style:family="paragraph" style:parent-style-name="Standard">
      <style:text-properties officeooo:rsid="000facdd" officeooo:paragraph-rsid="001cb7a1"/>
    </style:style>
    <style:style style:name="P12" style:family="paragraph" style:parent-style-name="Standard">
      <style:text-properties officeooo:rsid="00119402" officeooo:paragraph-rsid="001cb7a1"/>
    </style:style>
    <style:style style:name="T1" style:family="text">
      <style:text-properties officeooo:rsid="00fd5242"/>
    </style:style>
    <style:style style:name="T2" style:family="text">
      <style:text-properties officeooo:rsid="0011d025"/>
    </style:style>
    <style:style style:name="T3" style:family="text">
      <style:text-properties officeooo:rsid="003a4887"/>
    </style:style>
    <style:style style:name="T4" style:family="text">
      <style:text-properties officeooo:rsid="011781d8"/>
    </style:style>
    <style:style style:name="T5" style:family="text">
      <style:text-properties officeooo:rsid="003bcf64"/>
    </style:style>
    <style:style style:name="T6" style:family="text">
      <style:text-properties officeooo:rsid="030cc835"/>
    </style:style>
    <style:style style:name="T7" style:family="text">
      <style:text-properties officeooo:rsid="00fcb92e"/>
    </style:style>
    <style:style style:name="T8" style:family="text">
      <style:text-properties officeooo:rsid="0117b69a"/>
    </style:style>
    <style:style style:name="T9" style:family="text">
      <style:text-properties officeooo:rsid="003d7719"/>
    </style:style>
    <style:style style:name="T10" style:family="text">
      <style:text-properties officeooo:rsid="000dad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Приезжие, что купили Пилютину <text:span text:style-name="T3">половину</text:span>, <text:span text:style-name="T3">в Сибирь </text:span>вербовались не из Конотопа и даже не с Украины. <text:span text:style-name="T3">Говорили о</text:span>ни на русском и многих местных слов не понимали.</text:p>
      <text:p text:style-name="P3">Их было четверо — две бездетные супружеские пары; каждой паре по половине половины хаты. </text:p>
      <text:p text:style-name="P3">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text:span text:style-name="T4">старшей</text:span> пары. Хотя, по контрасту с усопшей Пилютихой, старшие тоже держались вполне дружелюбно. </text:p>
      <text:p text:style-name="P3"/>
      <text:p text:style-name="P3">Наш непосредственный сосед, муж в старшей паре, затеял ремонт плиты-печки и нашёл в дымоходе клад.</text:p>
      <text:p text:style-name="P4">Саше с Наташей и детям из хаты Турковых он раздал купюры невиданных денежных знаков. </text:p>
      <text:p text:style-name="P4"><text:span text:style-name="T5">Они изумили меня своим номиналом; я</text:span>-то думал что <text:span text:style-name="T5">в деньгах</text:span> <text:span text:style-name="T5">сизая </text:span>25-рублёв<text:span text:style-name="T5">ка</text:span> <text:span text:style-name="T5">с гипсовым профилем Ленина — самый потолок</text:span>, а тут <text:span text:style-name="T6">банковские </text:span>билеты и <text:span text:style-name="T6">по </text:span>сто, и <text:s/><text:span text:style-name="T6">по </text:span>пятьсот рублё<text:span text:style-name="T6">й</text:span> <text:span text:style-name="T5">— размером с</text:span> носовой платок, с белыми скульптурами <text:span text:style-name="T5">и</text:span> царскими портретами в овальных рамах и <text:span text:style-name="T5">с</text:span> подписью министра финансов Российской империи. </text:p>
      <text:p text:style-name="P4">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4">В моём классе тоже есть Юрчик <text:s/>и тоже Сергей, только ростом он повыше меня и в строю на физкультуре стоит <text:span text:style-name="T4">вторым</text:span>. Вряд ли он родственник тому Юрчику, потому что живёт в Подлипном. Скорее всего они просто однофамильцы.</text:p>
      <text:p text:style-name="P4"/>
      <text:p text:style-name="P4">Мне денег не досталось, после школы я как всегда <text:span text:style-name="T7">пропадал</text:span> в Детском секторе.</text:p>
      <text:p text:style-name="P4">Когда мой отец пришёл с работы, <text:span text:style-name="T7">то </text:span>сосед позвал его к себе на кухню — показать коробочку, <text:span text:style-name="T7">в которой лежал клад и <text:s/>место в печной трубе, откуда он его вынул.</text:span></text:p>
      <text:p text:style-name="P5">Потом отец вернулся на нашу кухню, встал посредине и задумчиво произнёс:</text:p>
      <text:p text:style-name="P5">- А ведь там не только бумажки лежали.</text:p>
      <text:p text:style-name="P6">Он снова посмотрел на стопку банкнот на столе и принялся вспоминать своего деревенского родственника по материнской линии.</text:p>
      <text:p text:style-name="P6">При царском режиме тот освоил выпуск таких же вот бумажек. У него и машинка специальная имелась. </text:p>
      <text:p text:style-name="P6">Богато жил, а погорел из-за нетерпения. </text:p>
      <text:p text:style-name="P6">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text:span text:style-name="T6">следует</text:span>.</text:p>
      <text:p text:style-name="P6">Вобщем сослали печатника в Сибирь с конфискацией имущества. Так жена его потом тоже к нему уехала, как те жёны декабристов.</text:p>
      <text:p text:style-name="P6">- Что значит — любовь!- сказала мама.</text:p>
      <text:p text:style-name="P6">- Какая любовь?!- взвился отец.- Просто прикинула, что за таким умельцем <text:span text:style-name="T4">и </text:span>в Сибири <text:span text:style-name="T4">не пропадёт</text:span>.</text:p>
      <text:p text:style-name="P6">Он хихикнул и мне тоже стало приятно, что у меня в роду имелся ушлый фальшивомонетчик. Правда, <text:span text:style-name="T4">давным-</text:span>давно, а мне всё, что до революции, казалось не менее далёким, чем суровая старина былинных богатырей. </text:p>
      <text:p text:style-name="P6"><text:span text:style-name="T8">Впрочем</text:span>, при Змее-Горыныче бумажных денег, конечно, ещё не печатали.</text:p>
      <text:p text:style-name="P5">Через неделю предположение <text:span text:style-name="T9">отца </text:span>косвенно <text:span text:style-name="T9">сбылось</text:span>. </text:p>
      <text:p text:style-name="P5">Муж из молодой пары, <text:span text:style-name="T9">теперь</text:span> уже несколько приунывший, <text:span text:style-name="T9">поделился с моим</text:span> отц<text:span text:style-name="T9">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5">Вскоре уехала и молодая погрустневшая пара. Пилютина часть хаты вновь и надолго <text:soft-page-break/>опустела.</text:p>
      <text:p text:style-name="P7"/>
      <text:p text:style-name="P7"><text:span text:style-name="T7">Благодаря</text:span> подготовк<text:span text:style-name="T7">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7">В составе комиссии из пяти таких же как комсоргов, я посещал отчётные заседания комсомольских комитетов школ города, куда нас водила второй секретарь горкома комсомола.</text:p>
      <text:p text:style-name="P7">Помимо меня в комиссии оказались ещё двое <text:s/><text:span text:style-name="T8">знакомых по</text:span> сумско<text:span text:style-name="T8">му</text:span> лагер<text:span text:style-name="T8">ю</text:span> — гитарист и одна из девушек.</text:p>
      <text:p text:style-name="P7">На отчётных заседаниях скука царила смертная, потому что везде <text:span text:style-name="T8">всё </text:span>одно и то же и одними и теми же словами.</text:p>
      <text:p text:style-name="P7">Но второй секретарь от нас требовала, чтоб мы непременно высказывались с критическими замечаниями; у гитариста это получалось.</text:p>
      <text:p text:style-name="P7"/>
      <text:p text:style-name="P8">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8">Каждую осень длинный школьный двор делили на с<text:span text:style-name="T6">é</text:span>кторы — от мастерской до двухэтажного здания возле ворот.</text:p>
      <text:p text:style-name="P8">Эти сектор<text:span text:style-name="T7">á</text:span> распределялись между классами, чтоб <text:span text:style-name="T6">все </text:span>знали кому <text:span text:style-name="T7">где</text:span> складывать собранный ими металлолом.</text:p>
      <text:p text:style-name="P8">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8"/>
      <text:p text:style-name="P8">Конечно, грамоты мало кого интересовали, а интересно было собраться всем классом после школы и... ну, ладно, не всем классом, а кто придёт и...</text:p>
      <text:p text:style-name="P8">И <text:span text:style-name="T7">с</text:span> пар<text:span text:style-name="T7">ой</text:span> возков, <text:span text:style-name="T8">дробно грохочущих</text:span> на булыжной мостовой Богдана Хмельницкого и <text:span text:style-name="T8">устало</text:span> скрипящих на пыльно-грунтовом покрытии остальных улиц Посёлка, отправиться на поиски металлолома.</text:p>
      <text:p text:style-name="P8">А где искать-то?</text:p>
      <text:p text:style-name="P8">Ну, у кое-кого есть соседи, которые рады избавиться от кучи многолетних металло-наслоений <text:s/>в углу двора. Заводите свой возок под погрузку!</text:p>
      <text:p text:style-name="P8">Однако, проржавелые тазы, диванные пружины и гнутые гвозди слишком легковесны для роста авторитета твоей металлоломной кучи.</text:p>
      <text:p text:style-name="P9">Да и чистоплотных соседей не густо — а кому мешает тот хлам за сараем? <text:span text:style-name="T7">Вдруг пригодится?</text:span></text:p>
      <text:p text:style-name="P9">Иногда в нём кусок проволоки найдё<text:span text:style-name="T7">шь</text:span> — привязать в заборе доску, в которой гвоздь уже не держится, до того струхла.</text:p>
      <text:p text:style-name="P9">Поэтому новосозданный коллектив <text:span text:style-name="T10">нашего </text:span>девятого класса со своими возками отправился в свободный поиск вдоль заводской стены на Профессийной.</text:p>
      <text:p text:style-name="P10">Как стервятники в поисках добычи.</text:p>
      <text:p text:style-name="P10"/>
      <text:p text:style-name="P10">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0">Поискали вдоль путей — тоже ничего. Но в одном широком бетонном кольце ребята обнаружили арбуз и ящик винограда.</text:p>
      <text:p text:style-name="P10">Наверно<text:span text:style-name="T6">е,</text:span> станционные грузчики умыкнули где-то из вагона и припрятали, предположил Володя Сакун из бывшего параллельного.</text:p>
      <text:p text:style-name="P11">Мы огляделись — вокруг только неподвижные составы грузовых поездов. У кого-то нашёлся нож взрезать арбуз.</text:p>
      <text:p text:style-name="P11">Но он оказался таким большим, что не располовинился от кругового надреза. Пришлось ударить им о стенку бетонного кольца.</text:p>
      <text:p text:style-name="P11"><text:soft-page-break/>Арбуз распался надвое, но сердцевина — так называемая «душа» арбуза — осталась в одной половине.</text:p>
      <text:p text:style-name="P11">Красная, сахаристая, в окаёмке тёмно-коричневых семечек.</text:p>
      <text:p text:style-name="P11">Никогда не ожидал <text:span text:style-name="T6">бы </text:span>от себя такой прыти, но именно я нанёс «удар сокола», обеими руками выхватив из арбуза его душу.</text:p>
      <text:p text:style-name="P11">Чуть придя в себя от изумления самим собою, я великодушно отказался от участия в дележе оставшихся частей.</text:p>
      <text:p text:style-name="P11">Ребята разрезали их на дольки, а я так и ел из собственных ладоней истекающую сладчайшим соком арбузную мякоть.</text:p>
      <text:p text:style-name="P11">Виноград мы оставили грузчикам. Больше половины ящика. Чтоб не обижались.</text:p>
      <text:p text:style-name="P11"><text:span text:style-name="T8">Час спустя</text:span>, по наводкам <text:span text:style-name="T8">от знакомых</text:span>, мы вышли-<text:span text:style-name="T8">таки</text:span> на залежи металлолома, <text:span text:style-name="T8">однако, </text:span><text:s/>совсем в другом месте.</text:p>
      <text:p text:style-name="P11">В заборе из труб между Базаром и «<text:span text:style-name="T1">б</text:span>урсой» оказалась дыра, через которую мы натаскали довольно длинные обрезки труб и <text:span text:style-name="T8">так много</text:span>, что хватило на оба возка.</text:p>
      <text:p text:style-name="P11"/>
      <text:p text:style-name="P11">На следующий день в нашу школу пришёл завхоз «<text:span text:style-name="T1">б</text:span>урсы», опознал <text:span text:style-name="T1">свои </text:span>трубы в нашей куче, поговорил с директором и увёз их.</text:p>
      <text:p text:style-name="P11">Оказывается, это нужный материал для обучения работ<text:span text:style-name="T6">ам</text:span> на токарном станке.</text:p>
      <text:p text:style-name="P11">Но Пётр Иванович нас даже не пожурил. Да и за что?</text:p>
      <text:p text:style-name="P11">Кто мог предположить, что в зарослях крапивы валяется нужный материал? <text:span text:style-name="T8">Впрочем, всему могут найтись веские причины.</text:span></text:p>
      <text:p text:style-name="P12"><text:span text:style-name="T8">Но</text:span> мо<text:span text:style-name="T1">я прыть</text:span> с изъятием души арбуза <text:span text:style-name="T1">так и осталась для меня чем-то необъяснимым</text:span>.</text:p>
      <text:p text:style-name="P1"/>
      <text:p text:style-name="P1"><text:span text:style-name="T1">(...в</text:span> те непостижимо далёкие времена я ещё не знал, что все мои невзгоды или радости, взлёты и падения, все мои тупости и озарения, <text:span text:style-name="T2">исходят</text:span> от той сволочи в не<text:span text:style-name="T2">достиж</text:span>имо далёком будущем, которая сейчас слагает это письмо тебе, лёжа в палатке посреди тёмного леса <text:span text:style-name="T2">под неумолчное</text:span> журча<text:span text:style-name="T2">нье </text:span>струй реки по имени Варанда...<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7-03-01T16:46:12.996643749</meta:creation-date>
    <dc:date>2017-03-01T16:46:20.031445079</dc:date>
    <dc:creator>sehrguey </dc:creator>
    <meta:editing-duration>PT7S</meta:editing-duration>
    <meta:editing-cycles>1</meta:editing-cycles>
    <meta:document-statistic meta:table-count="0" meta:image-count="0" meta:object-count="0" meta:page-count="3" meta:paragraph-count="61" meta:word-count="1164" meta:character-count="7617" meta:non-whitespace-character-count="6485"/>
    <meta:generator>LibreOffice/4.3.3.2$Linux_x86 LibreOffice_project/430m0$Build-2</meta:generator>
  </office:meta>
</office:document-meta>
</file>